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E88AE"/>
    </style:style>
    <style:style style:name="ce3" style:family="table-cell" style:parent-style-name="Default" style:data-style-name="N1">
      <style:table-cell-properties fo:background-color="#1E88AE"/>
    </style:style>
    <style:style style:name="ce4" style:family="table-cell" style:parent-style-name="Default" style:data-style-name="N19">
      <style:table-cell-properties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" style:family="table-cell" style:parent-style-name="Default" style:data-style-name="N1">
      <style:table-cell-properties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" style:family="table-cell" style:parent-style-name="Default" style:data-style-name="N12">
      <style:table-cell-properties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1"/>
    <style:style style:name="co1" style:family="table-column">
      <style:table-column-properties fo:break-before="auto" style:column-width="2.04611111111111cm" style:use-optimal-column-width="true"/>
    </style:style>
    <style:style style:name="co2" style:family="table-column">
      <style:table-column-properties fo:break-before="auto" style:column-width="3.72180555555556cm" style:use-optimal-column-width="true"/>
    </style:style>
    <style:style style:name="co3" style:family="table-column">
      <style:table-column-properties fo:break-before="auto" style:column-width="6.12069444444445cm" style:use-optimal-column-width="true"/>
    </style:style>
    <style:style style:name="co4" style:family="table-column">
      <style:table-column-properties fo:break-before="auto" style:column-width="6.49111111111111cm" style:use-optimal-column-width="true"/>
    </style:style>
    <style:style style:name="co5" style:family="table-column">
      <style:table-column-properties fo:break-before="auto" style:column-width="3.70416666666667cm" style:use-optimal-column-width="true"/>
    </style:style>
    <style:style style:name="co6" style:family="table-column">
      <style:table-column-properties fo:break-before="auto" style:column-width="3.79236111111111cm" style:use-optimal-column-width="true"/>
    </style:style>
    <style:style style:name="co7" style:family="table-column">
      <style:table-column-properties fo:break-before="auto" style:column-width="2.34597222222222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4.65pt" style:use-optimal-row-height="false" fo:break-before="auto"/>
    </style:style>
    <style:style style:name="ta1" style:family="table" style:master-page-name="mp1">
      <style:table-properties table:display="true" table:tab-color="#DAF2D0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Mês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Valor</text:p>
          </table:table-cell>
          <table:table-cell office:value-type="string" table:style-name="ce2">
            <text:p>Operação Bancária</text:p>
          </table:table-cell>
          <table:table-cell office:value-type="string" table:style-name="ce2">
            <text:p>Status</text:p>
          </table:table-cell>
          <table:table-cell table:number-columns-repeated="16376"/>
        </table:table-row>
        <table:table-row table:style-name="ro2">
          <table:table-cell office:value-type="date" office:date-value="2024-08-01T00:00:00" table:style-name="ce4">
            <text:p>01/08/2024</text:p>
          </table:table-cell>
          <table:table-cell office:value-type="float" office:value="8" table:formula="of:=MONTH([Data.$A2])" table:style-name="ce5">
            <text:p>8</text:p>
          </table:table-cell>
          <table:table-cell office:value-type="string" table:style-name="ce6">
            <text:p>ENTRADA</text:p>
          </table:table-cell>
          <table:table-cell office:value-type="string" table:style-name="ce6">
            <text:p>Renda Fixa</text:p>
          </table:table-cell>
          <table:table-cell office:value-type="string" table:style-name="ce6">
            <text:p>Salário mensal</text:p>
          </table:table-cell>
          <table:table-cell office:value-type="currency" office:value="5000" table:style-name="ce7">
            <text:p>R$ 5.00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Recebido</text:p>
          </table:table-cell>
          <table:table-cell table:number-columns-repeated="16376"/>
        </table:table-row>
        <table:table-row table:style-name="ro2">
          <table:table-cell office:value-type="date" office:date-value="2024-08-01T00:00:00" table:style-name="ce4">
            <text:p>01/08/2024</text:p>
          </table:table-cell>
          <table:table-cell office:value-type="float" office:value="8" table:formula="of:=MONTH([Data.$A3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Alimentação</text:p>
          </table:table-cell>
          <table:table-cell office:value-type="string" table:style-name="ce6">
            <text:p>Compras no supermercado</text:p>
          </table:table-cell>
          <table:table-cell office:value-type="currency" office:value="550" table:style-name="ce7">
            <text:p>R$ 55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08-03T00:00:00" table:style-name="ce4">
            <text:p>03/08/2024</text:p>
          </table:table-cell>
          <table:table-cell office:value-type="float" office:value="8" table:formula="of:=MONTH([Data.$A4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Transporte</text:p>
          </table:table-cell>
          <table:table-cell office:value-type="string" table:style-name="ce6">
            <text:p>Gasolina</text:p>
          </table:table-cell>
          <table:table-cell office:value-type="currency" office:value="300" table:style-name="ce7">
            <text:p>R$ 30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8-05T00:00:00" table:style-name="ce4">
            <text:p>05/08/2024</text:p>
          </table:table-cell>
          <table:table-cell office:value-type="float" office:value="8" table:formula="of:=MONTH([Data.$A5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Lazer</text:p>
          </table:table-cell>
          <table:table-cell office:value-type="string" table:style-name="ce6">
            <text:p>Cinema</text:p>
          </table:table-cell>
          <table:table-cell office:value-type="currency" office:value="120" table:style-name="ce7">
            <text:p>R$ 12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8-07T00:00:00" table:style-name="ce4">
            <text:p>07/08/2024</text:p>
          </table:table-cell>
          <table:table-cell office:value-type="float" office:value="8" table:formula="of:=MONTH([Data.$A6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Saúde</text:p>
          </table:table-cell>
          <table:table-cell office:value-type="string" table:style-name="ce6">
            <text:p>Consulta odontológica</text:p>
          </table:table-cell>
          <table:table-cell office:value-type="currency" office:value="250" table:style-name="ce7">
            <text:p>R$ 25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8-10T00:00:00" table:style-name="ce4">
            <text:p>10/08/2024</text:p>
          </table:table-cell>
          <table:table-cell office:value-type="float" office:value="8" table:formula="of:=MONTH([Data.$A7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Educação</text:p>
          </table:table-cell>
          <table:table-cell office:value-type="string" table:style-name="ce6">
            <text:p>Material escolar</text:p>
          </table:table-cell>
          <table:table-cell office:value-type="currency" office:value="400" table:style-name="ce7">
            <text:p>R$ 40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08-12T00:00:00" table:style-name="ce4">
            <text:p>12/08/2024</text:p>
          </table:table-cell>
          <table:table-cell office:value-type="float" office:value="8" table:formula="of:=MONTH([Data.$A8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Vestuário</text:p>
          </table:table-cell>
          <table:table-cell office:value-type="string" table:style-name="ce6">
            <text:p>Compra de roupas de inverno</text:p>
          </table:table-cell>
          <table:table-cell office:value-type="currency" office:value="600" table:style-name="ce7">
            <text:p>R$ 60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08-15T00:00:00" table:style-name="ce4">
            <text:p>15/08/2024</text:p>
          </table:table-cell>
          <table:table-cell office:value-type="float" office:value="8" table:formula="of:=MONTH([Data.$A9])" table:style-name="ce5">
            <text:p>8</text:p>
          </table:table-cell>
          <table:table-cell office:value-type="string" table:style-name="ce6">
            <text:p>ENTRADA</text:p>
          </table:table-cell>
          <table:table-cell office:value-type="string" table:style-name="ce6">
            <text:p>Investimentos</text:p>
          </table:table-cell>
          <table:table-cell office:value-type="string" table:style-name="ce6">
            <text:p>Dividendos de ações</text:p>
          </table:table-cell>
          <table:table-cell office:value-type="currency" office:value="800" table:style-name="ce7">
            <text:p>R$ 80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Recebido</text:p>
          </table:table-cell>
          <table:table-cell table:number-columns-repeated="16376"/>
        </table:table-row>
        <table:table-row table:style-name="ro2">
          <table:table-cell office:value-type="date" office:date-value="2024-08-15T00:00:00" table:style-name="ce4">
            <text:p>15/08/2024</text:p>
          </table:table-cell>
          <table:table-cell office:value-type="float" office:value="8" table:formula="of:=MONTH([Data.$A10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Serviços</text:p>
          </table:table-cell>
          <table:table-cell office:value-type="string" table:style-name="ce6">
            <text:p>Limpeza do apartamento</text:p>
          </table:table-cell>
          <table:table-cell office:value-type="currency" office:value="150" table:style-name="ce7">
            <text:p>R$ 15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8-18T00:00:00" table:style-name="ce4">
            <text:p>18/08/2024</text:p>
          </table:table-cell>
          <table:table-cell office:value-type="float" office:value="8" table:formula="of:=MONTH([Data.$A11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Eletrônicos</text:p>
          </table:table-cell>
          <table:table-cell office:value-type="string" table:style-name="ce6">
            <text:p>Compra de novo celular</text:p>
          </table:table-cell>
          <table:table-cell office:value-type="currency" office:value="1200" table:style-name="ce7">
            <text:p>R$ 1.20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08-20T00:00:00" table:style-name="ce4">
            <text:p>20/08/2024</text:p>
          </table:table-cell>
          <table:table-cell office:value-type="float" office:value="8" table:formula="of:=MONTH([Data.$A12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Utilidades Domésticas</text:p>
          </table:table-cell>
          <table:table-cell office:value-type="string" table:style-name="ce6">
            <text:p>Reparos domésticos</text:p>
          </table:table-cell>
          <table:table-cell office:value-type="currency" office:value="450" table:style-name="ce7">
            <text:p>R$ 45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8-22T00:00:00" table:style-name="ce4">
            <text:p>22/08/2024</text:p>
          </table:table-cell>
          <table:table-cell office:value-type="float" office:value="8" table:formula="of:=MONTH([Data.$A13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Presentes</text:p>
          </table:table-cell>
          <table:table-cell office:value-type="string" table:style-name="ce6">
            <text:p>Presente de aniversário</text:p>
          </table:table-cell>
          <table:table-cell office:value-type="currency" office:value="180" table:style-name="ce7">
            <text:p>R$ 18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08-24T00:00:00" table:style-name="ce4">
            <text:p>24/08/2024</text:p>
          </table:table-cell>
          <table:table-cell office:value-type="float" office:value="8" table:formula="of:=MONTH([Data.$A14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Beleza</text:p>
          </table:table-cell>
          <table:table-cell office:value-type="string" table:style-name="ce6">
            <text:p>Corte de cabelo e barba</text:p>
          </table:table-cell>
          <table:table-cell office:value-type="currency" office:value="80" table:style-name="ce7">
            <text:p>R$ 8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8-28T00:00:00" table:style-name="ce4">
            <text:p>28/08/2024</text:p>
          </table:table-cell>
          <table:table-cell office:value-type="float" office:value="8" table:formula="of:=MONTH([Data.$A15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Pet Care</text:p>
          </table:table-cell>
          <table:table-cell office:value-type="string" table:style-name="ce6">
            <text:p>Ração e petiscos para o cachorro</text:p>
          </table:table-cell>
          <table:table-cell office:value-type="currency" office:value="200" table:style-name="ce7">
            <text:p>R$ 20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8-30T00:00:00" table:style-name="ce4">
            <text:p>30/08/2024</text:p>
          </table:table-cell>
          <table:table-cell office:value-type="float" office:value="8" table:formula="of:=MONTH([Data.$A16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Viagem</text:p>
          </table:table-cell>
          <table:table-cell office:value-type="string" table:style-name="ce6">
            <text:p>Reserva de pousada</text:p>
          </table:table-cell>
          <table:table-cell office:value-type="currency" office:value="750" table:style-name="ce7">
            <text:p>R$ 75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08-31T00:00:00" table:style-name="ce4">
            <text:p>31/08/2024</text:p>
          </table:table-cell>
          <table:table-cell office:value-type="float" office:value="8" table:formula="of:=MONTH([Data.$A17])" table:style-name="ce5">
            <text:p>8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Gastronomia</text:p>
          </table:table-cell>
          <table:table-cell office:value-type="string" table:style-name="ce6">
            <text:p>Jantar em restaurante francês</text:p>
          </table:table-cell>
          <table:table-cell office:value-type="currency" office:value="350" table:style-name="ce7">
            <text:p>R$ 35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9-01T00:00:00" table:style-name="ce4">
            <text:p>01/09/2024</text:p>
          </table:table-cell>
          <table:table-cell office:value-type="float" office:value="9" table:formula="of:=MONTH([Data.$A18])" table:style-name="ce5">
            <text:p>9</text:p>
          </table:table-cell>
          <table:table-cell office:value-type="string" table:style-name="ce6">
            <text:p>ENTRADA</text:p>
          </table:table-cell>
          <table:table-cell office:value-type="string" table:style-name="ce6">
            <text:p>Renda Fixa</text:p>
          </table:table-cell>
          <table:table-cell office:value-type="string" table:style-name="ce6">
            <text:p>Salário mensal</text:p>
          </table:table-cell>
          <table:table-cell office:value-type="currency" office:value="5000" table:style-name="ce7">
            <text:p>R$ 5.00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Recebido</text:p>
          </table:table-cell>
          <table:table-cell table:number-columns-repeated="16376"/>
        </table:table-row>
        <table:table-row table:style-name="ro2">
          <table:table-cell office:value-type="date" office:date-value="2024-09-02T00:00:00" table:style-name="ce4">
            <text:p>02/09/2024</text:p>
          </table:table-cell>
          <table:table-cell office:value-type="float" office:value="9" table:formula="of:=MONTH([Data.$A19])" table:style-name="ce5">
            <text:p>9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Alimentação</text:p>
          </table:table-cell>
          <table:table-cell office:value-type="string" table:style-name="ce6">
            <text:p>Compras no supermercado</text:p>
          </table:table-cell>
          <table:table-cell office:value-type="currency" office:value="450" table:style-name="ce7">
            <text:p>R$ 45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09-05T00:00:00" table:style-name="ce4">
            <text:p>05/09/2024</text:p>
          </table:table-cell>
          <table:table-cell office:value-type="float" office:value="9" table:formula="of:=MONTH([Data.$A20])" table:style-name="ce5">
            <text:p>9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Transporte</text:p>
          </table:table-cell>
          <table:table-cell office:value-type="string" table:style-name="ce6">
            <text:p>Gasolina</text:p>
          </table:table-cell>
          <table:table-cell office:value-type="currency" office:value="300" table:style-name="ce7">
            <text:p>R$ 30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9-08T00:00:00" table:style-name="ce4">
            <text:p>08/09/2024</text:p>
          </table:table-cell>
          <table:table-cell office:value-type="float" office:value="9" table:formula="of:=MONTH([Data.$A21])" table:style-name="ce5">
            <text:p>9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Lazer</text:p>
          </table:table-cell>
          <table:table-cell office:value-type="string" table:style-name="ce6">
            <text:p>Cinema e jantar</text:p>
          </table:table-cell>
          <table:table-cell office:value-type="currency" office:value="200" table:style-name="ce7">
            <text:p>R$ 20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9-11T00:00:00" table:style-name="ce4">
            <text:p>11/09/2024</text:p>
          </table:table-cell>
          <table:table-cell office:value-type="float" office:value="9" table:formula="of:=MONTH([Data.$A22])" table:style-name="ce5">
            <text:p>9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Saúde</text:p>
          </table:table-cell>
          <table:table-cell office:value-type="string" table:style-name="ce6">
            <text:p>Plano de saúde</text:p>
          </table:table-cell>
          <table:table-cell office:value-type="currency" office:value="600" table:style-name="ce7">
            <text:p>R$ 60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09-14T00:00:00" table:style-name="ce4">
            <text:p>14/09/2024</text:p>
          </table:table-cell>
          <table:table-cell office:value-type="float" office:value="9" table:formula="of:=MONTH([Data.$A23])" table:style-name="ce5">
            <text:p>9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Educação</text:p>
          </table:table-cell>
          <table:table-cell office:value-type="string" table:style-name="ce6">
            <text:p>Material escolar</text:p>
          </table:table-cell>
          <table:table-cell office:value-type="currency" office:value="350" table:style-name="ce7">
            <text:p>R$ 35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9-17T00:00:00" table:style-name="ce4">
            <text:p>17/09/2024</text:p>
          </table:table-cell>
          <table:table-cell office:value-type="float" office:value="9" table:formula="of:=MONTH([Data.$A24])" table:style-name="ce5">
            <text:p>9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Vestuário</text:p>
          </table:table-cell>
          <table:table-cell office:value-type="string" table:style-name="ce6">
            <text:p>Compra de roupas</text:p>
          </table:table-cell>
          <table:table-cell office:value-type="currency" office:value="500" table:style-name="ce7">
            <text:p>R$ 50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09-20T00:00:00" table:style-name="ce4">
            <text:p>20/09/2024</text:p>
          </table:table-cell>
          <table:table-cell office:value-type="float" office:value="9" table:formula="of:=MONTH([Data.$A25])" table:style-name="ce5">
            <text:p>9</text:p>
          </table:table-cell>
          <table:table-cell office:value-type="string" table:style-name="ce6">
            <text:p>ENTRADA</text:p>
          </table:table-cell>
          <table:table-cell office:value-type="string" table:style-name="ce6">
            <text:p>Freelance</text:p>
          </table:table-cell>
          <table:table-cell office:value-type="string" table:style-name="ce6">
            <text:p>Pagamento por projeto freelancer</text:p>
          </table:table-cell>
          <table:table-cell office:value-type="currency" office:value="1200" table:style-name="ce7">
            <text:p>R$ 1.20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Recebido</text:p>
          </table:table-cell>
          <table:table-cell table:number-columns-repeated="16376"/>
        </table:table-row>
        <table:table-row table:style-name="ro2">
          <table:table-cell office:value-type="date" office:date-value="2024-09-20T00:00:00" table:style-name="ce4">
            <text:p>20/09/2024</text:p>
          </table:table-cell>
          <table:table-cell office:value-type="float" office:value="9" table:formula="of:=MONTH([Data.$A26])" table:style-name="ce5">
            <text:p>9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Serviços</text:p>
          </table:table-cell>
          <table:table-cell office:value-type="string" table:style-name="ce6">
            <text:p>Manutenção do veículo</text:p>
          </table:table-cell>
          <table:table-cell office:value-type="currency" office:value="800" table:style-name="ce7">
            <text:p>R$ 80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9-23T00:00:00" table:style-name="ce4">
            <text:p>23/09/2024</text:p>
          </table:table-cell>
          <table:table-cell office:value-type="float" office:value="9" table:formula="of:=MONTH([Data.$A27])" table:style-name="ce5">
            <text:p>9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Eletrônicos</text:p>
          </table:table-cell>
          <table:table-cell office:value-type="string" table:style-name="ce6">
            <text:p>Compra de novo smartphone</text:p>
          </table:table-cell>
          <table:table-cell office:value-type="currency" office:value="1500" table:style-name="ce7">
            <text:p>R$ 1.50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09-26T00:00:00" table:style-name="ce4">
            <text:p>26/09/2024</text:p>
          </table:table-cell>
          <table:table-cell office:value-type="float" office:value="9" table:formula="of:=MONTH([Data.$A28])" table:style-name="ce5">
            <text:p>9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Utilidades Dom.</text:p>
          </table:table-cell>
          <table:table-cell office:value-type="string" table:style-name="ce6">
            <text:p>Conta de energia elétrica</text:p>
          </table:table-cell>
          <table:table-cell office:value-type="currency" office:value="250" table:style-name="ce7">
            <text:p>R$ 25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09-29T00:00:00" table:style-name="ce4">
            <text:p>29/09/2024</text:p>
          </table:table-cell>
          <table:table-cell office:value-type="float" office:value="9" table:formula="of:=MONTH([Data.$A29])" table:style-name="ce5">
            <text:p>9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Presentes</text:p>
          </table:table-cell>
          <table:table-cell office:value-type="string" table:style-name="ce6">
            <text:p>Aniversário da mãe</text:p>
          </table:table-cell>
          <table:table-cell office:value-type="currency" office:value="400" table:style-name="ce7">
            <text:p>R$ 40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10-01T00:00:00" table:style-name="ce4">
            <text:p>01/10/2024</text:p>
          </table:table-cell>
          <table:table-cell office:value-type="float" office:value="10" table:formula="of:=MONTH([Data.$A30])" table:style-name="ce5">
            <text:p>10</text:p>
          </table:table-cell>
          <table:table-cell office:value-type="string" table:style-name="ce6">
            <text:p>ENTRADA</text:p>
          </table:table-cell>
          <table:table-cell office:value-type="string" table:style-name="ce6">
            <text:p>Renda Fixa</text:p>
          </table:table-cell>
          <table:table-cell office:value-type="string" table:style-name="ce6">
            <text:p>Salário mensal</text:p>
          </table:table-cell>
          <table:table-cell office:value-type="currency" office:value="5000" table:style-name="ce7">
            <text:p>R$ 5.00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Recebido</text:p>
          </table:table-cell>
          <table:table-cell table:number-columns-repeated="16376"/>
        </table:table-row>
        <table:table-row table:style-name="ro2">
          <table:table-cell office:value-type="date" office:date-value="2024-10-01T00:00:00" table:style-name="ce4">
            <text:p>01/10/2024</text:p>
          </table:table-cell>
          <table:table-cell office:value-type="float" office:value="10" table:formula="of:=MONTH([Data.$A31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Alimentação</text:p>
          </table:table-cell>
          <table:table-cell office:value-type="string" table:style-name="ce6">
            <text:p>Compras no supermercado</text:p>
          </table:table-cell>
          <table:table-cell office:value-type="currency" office:value="600" table:style-name="ce7">
            <text:p>R$ 60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10-03T00:00:00" table:style-name="ce4">
            <text:p>03/10/2024</text:p>
          </table:table-cell>
          <table:table-cell office:value-type="float" office:value="10" table:formula="of:=MONTH([Data.$A32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Transporte</text:p>
          </table:table-cell>
          <table:table-cell office:value-type="string" table:style-name="ce6">
            <text:p>Recarga de cartão de transporte</text:p>
          </table:table-cell>
          <table:table-cell office:value-type="currency" office:value="200" table:style-name="ce7">
            <text:p>R$ 20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10-05T00:00:00" table:style-name="ce4">
            <text:p>05/10/2024</text:p>
          </table:table-cell>
          <table:table-cell office:value-type="float" office:value="10" table:formula="of:=MONTH([Data.$A33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Lazer</text:p>
          </table:table-cell>
          <table:table-cell office:value-type="string" table:style-name="ce6">
            <text:p>Ingressos para teatro</text:p>
          </table:table-cell>
          <table:table-cell office:value-type="currency" office:value="180" table:style-name="ce7">
            <text:p>R$ 18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10-08T00:00:00" table:style-name="ce4">
            <text:p>08/10/2024</text:p>
          </table:table-cell>
          <table:table-cell office:value-type="float" office:value="10" table:formula="of:=MONTH([Data.$A34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Saúde</text:p>
          </table:table-cell>
          <table:table-cell office:value-type="string" table:style-name="ce6">
            <text:p>Remédios de farmácia</text:p>
          </table:table-cell>
          <table:table-cell office:value-type="currency" office:value="120" table:style-name="ce7">
            <text:p>R$ 12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10-10T00:00:00" table:style-name="ce4">
            <text:p>10/10/2024</text:p>
          </table:table-cell>
          <table:table-cell office:value-type="float" office:value="10" table:formula="of:=MONTH([Data.$A35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Educação</text:p>
          </table:table-cell>
          <table:table-cell office:value-type="string" table:style-name="ce6">
            <text:p>Cursos online</text:p>
          </table:table-cell>
          <table:table-cell office:value-type="currency" office:value="350" table:style-name="ce7">
            <text:p>R$ 35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10-13T00:00:00" table:style-name="ce4">
            <text:p>13/10/2024</text:p>
          </table:table-cell>
          <table:table-cell office:value-type="float" office:value="10" table:formula="of:=MONTH([Data.$A36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Vestuário</text:p>
          </table:table-cell>
          <table:table-cell office:value-type="string" table:style-name="ce6">
            <text:p>Roupas de primavera</text:p>
          </table:table-cell>
          <table:table-cell office:value-type="currency" office:value="400" table:style-name="ce7">
            <text:p>R$ 40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10-15T00:00:00" table:style-name="ce4">
            <text:p>15/10/2024</text:p>
          </table:table-cell>
          <table:table-cell office:value-type="float" office:value="10" table:formula="of:=MONTH([Data.$A37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Serviços</text:p>
          </table:table-cell>
          <table:table-cell office:value-type="string" table:style-name="ce6">
            <text:p>Manutenção da casa</text:p>
          </table:table-cell>
          <table:table-cell office:value-type="currency" office:value="450" table:style-name="ce7">
            <text:p>R$ 45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10-18T00:00:00" table:style-name="ce4">
            <text:p>18/10/2024</text:p>
          </table:table-cell>
          <table:table-cell office:value-type="float" office:value="10" table:formula="of:=MONTH([Data.$A38])" table:style-name="ce5">
            <text:p>10</text:p>
          </table:table-cell>
          <table:table-cell office:value-type="string" table:style-name="ce6">
            <text:p>ENTRADA</text:p>
          </table:table-cell>
          <table:table-cell office:value-type="string" table:style-name="ce6">
            <text:p>Venda de ativos</text:p>
          </table:table-cell>
          <table:table-cell office:value-type="string" table:style-name="ce6">
            <text:p>Venda de equipamentos eletrônicos</text:p>
          </table:table-cell>
          <table:table-cell office:value-type="currency" office:value="1500" table:style-name="ce7">
            <text:p>R$ 1.50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Recebido</text:p>
          </table:table-cell>
          <table:table-cell table:number-columns-repeated="16376"/>
        </table:table-row>
        <table:table-row table:style-name="ro2">
          <table:table-cell office:value-type="date" office:date-value="2024-10-18T00:00:00" table:style-name="ce4">
            <text:p>18/10/2024</text:p>
          </table:table-cell>
          <table:table-cell office:value-type="float" office:value="10" table:formula="of:=MONTH([Data.$A39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Eletrônicos</text:p>
          </table:table-cell>
          <table:table-cell office:value-type="string" table:style-name="ce6">
            <text:p>Manutenção do computador</text:p>
          </table:table-cell>
          <table:table-cell office:value-type="currency" office:value="300" table:style-name="ce7">
            <text:p>R$ 30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10-20T00:00:00" table:style-name="ce4">
            <text:p>20/10/2024</text:p>
          </table:table-cell>
          <table:table-cell office:value-type="float" office:value="10" table:formula="of:=MONTH([Data.$A40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Utilidades Domésticas</text:p>
          </table:table-cell>
          <table:table-cell office:value-type="string" table:style-name="ce6">
            <text:p>Troca de móveis da cozinha</text:p>
          </table:table-cell>
          <table:table-cell office:value-type="currency" office:value="800" table:style-name="ce7">
            <text:p>R$ 80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10-22T00:00:00" table:style-name="ce4">
            <text:p>22/10/2024</text:p>
          </table:table-cell>
          <table:table-cell office:value-type="float" office:value="10" table:formula="of:=MONTH([Data.$A41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Presentes</text:p>
          </table:table-cell>
          <table:table-cell office:value-type="string" table:style-name="ce6">
            <text:p>Presentes para casamento</text:p>
          </table:table-cell>
          <table:table-cell office:value-type="currency" office:value="250" table:style-name="ce7">
            <text:p>R$ 25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10-24T00:00:00" table:style-name="ce4">
            <text:p>24/10/2024</text:p>
          </table:table-cell>
          <table:table-cell office:value-type="float" office:value="10" table:formula="of:=MONTH([Data.$A42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Pet Care</text:p>
          </table:table-cell>
          <table:table-cell office:value-type="string" table:style-name="ce6">
            <text:p>Veterinário para o pet</text:p>
          </table:table-cell>
          <table:table-cell office:value-type="currency" office:value="150" table:style-name="ce7">
            <text:p>R$ 150,00</text:p>
          </table:table-cell>
          <table:table-cell office:value-type="string" table:style-name="ce6">
            <text:p>Débito Automático</text:p>
          </table:table-cell>
          <table:table-cell office:value-type="string" table:style-name="ce6">
            <text:p>Pago</text:p>
          </table:table-cell>
          <table:table-cell table:number-columns-repeated="16376"/>
        </table:table-row>
        <table:table-row table:style-name="ro2">
          <table:table-cell office:value-type="date" office:date-value="2024-10-26T00:00:00" table:style-name="ce4">
            <text:p>26/10/2024</text:p>
          </table:table-cell>
          <table:table-cell office:value-type="float" office:value="10" table:formula="of:=MONTH([Data.$A43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Beleza</text:p>
          </table:table-cell>
          <table:table-cell office:value-type="string" table:style-name="ce6">
            <text:p>Salão de beleza</text:p>
          </table:table-cell>
          <table:table-cell office:value-type="currency" office:value="250" table:style-name="ce7">
            <text:p>R$ 25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10-30T00:00:00" table:style-name="ce4">
            <text:p>30/10/2024</text:p>
          </table:table-cell>
          <table:table-cell office:value-type="float" office:value="10" table:formula="of:=MONTH([Data.$A44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Gastronomia</text:p>
          </table:table-cell>
          <table:table-cell office:value-type="string" table:style-name="ce6">
            <text:p>Jantar em restaurante italiano</text:p>
          </table:table-cell>
          <table:table-cell office:value-type="currency" office:value="220" table:style-name="ce7">
            <text:p>R$ 220,00</text:p>
          </table:table-cell>
          <table:table-cell office:value-type="string" table:style-name="ce6">
            <text:p>Transferência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style-name="ro2">
          <table:table-cell office:value-type="date" office:date-value="2024-10-31T00:00:00" table:style-name="ce4">
            <text:p>31/10/2024</text:p>
          </table:table-cell>
          <table:table-cell office:value-type="float" office:value="10" table:formula="of:=MONTH([Data.$A45])" table:style-name="ce5">
            <text:p>10</text:p>
          </table:table-cell>
          <table:table-cell office:value-type="string" table:style-name="ce6">
            <text:p>SAÍDA</text:p>
          </table:table-cell>
          <table:table-cell office:value-type="string" table:style-name="ce6">
            <text:p>Viagem</text:p>
          </table:table-cell>
          <table:table-cell office:value-type="string" table:style-name="ce6">
            <text:p>Reserva de hotel para fim de semana</text:p>
          </table:table-cell>
          <table:table-cell office:value-type="currency" office:value="500" table:style-name="ce7">
            <text:p>R$ 500,00</text:p>
          </table:table-cell>
          <table:table-cell office:value-type="string" table:style-name="ce6">
            <text:p>Cartão de Crédito</text:p>
          </table:table-cell>
          <table:table-cell office:value-type="string" table:style-name="ce6">
            <text:p>Pendente</text:p>
          </table:table-cell>
          <table:table-cell table:number-columns-repeated="16376"/>
        </table:table-row>
        <table:table-row table:number-rows-repeated="1048531" table:style-name="ro1">
          <table:table-cell table:number-columns-repeated="16384"/>
        </table:table-row>
      </table:table>
      <table:database-ranges>
        <table:database-range table:target-range-address="Data.A1:Data.H45" table:name="tbl_operations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2P0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2P0"/>
    </number:currency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Mariana Soraggi Lima</meta:initial-creator>
    <dc:creator>Mariana Soraggi Lima</dc:creator>
    <meta:creation-date>2025-01-14T19:49:33Z</meta:creation-date>
    <dc:date>2025-01-14T19:50:04Z</dc:date>
  </office:meta>
</office:document-meta>
</file>